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svg:stroke-width="0cm" svg:stroke-color="#cfe7f5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.152cm" svg:stroke-color="#000000" draw:marker-start-width="0.427cm" draw:marker-end-width="0.427cm" draw:fill="solid" draw:fill-color="#cfe7f5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cfe7f5"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889cm"/>
    </style:style>
    <style:style style:name="gr10" style:family="graphic" style:parent-style-name="standard">
      <style:graphic-properties draw:stroke="none" svg:stroke-color="#000000" draw:fill="none" draw:fill-color="#ffffff" fo:min-height="1.179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2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152cm" draw:fill="none" draw:textarea-vertical-align="middl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end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13cm" svg:height="1.361cm" svg:x="0.974cm" svg:y="1.036cm">
          <draw:text-box>
            <text:p text:style-name="P1"><text:span text:style-name="T1">Syntax – xdi2.core.syntax</text:span></text:p>
            <text:p text:style-name="P1"><text:span text:style-name="T2">(Strings that must be parsed)</text:span></text:p>
          </draw:text-box>
        </draw:frame>
        <draw:frame draw:style-name="gr2" draw:text-style-name="P1" draw:layer="layout" svg:width="10.58cm" svg:height="1.361cm" svg:x="0.961cm" svg:y="19.161cm">
          <draw:text-box>
            <text:p text:style-name="P1"><text:span text:style-name="T1">Advanced Constructs – xdi2.core.features</text:span></text:p>
            <text:p text:style-name="P1"><text:span text:style-name="T2">(Link contracts, messages, policies, etc.)</text:span></text:p>
          </draw:text-box>
        </draw:frame>
        <draw:custom-shape draw:style-name="gr3" draw:text-style-name="P2" draw:layer="layout" svg:width="5.207cm" svg:height="1.27cm" svg:x="1.454cm" svg:y="2.932cm">
          <text:p text:style-name="P2"><text:span text:style-name="T1">XDIStatement</text:span></text:p>
          <text:p text:style-name="P2"><text:span text:style-name="T3">=markus/#friend/=joseph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208cm" svg:height="1.27cm" svg:x="3.571cm" svg:y="4.786cm">
          <text:p text:style-name="P2"><text:span text:style-name="T1">XDIAddress</text:span></text:p>
          <text:p text:style-name="P2"><text:span text:style-name="T3">=markus&lt;#name&gt;&amp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207cm" svg:height="1.27cm" svg:x="5.588cm" svg:y="6.639cm">
          <text:p text:style-name="P2"><text:span text:style-name="T1">XDIArc</text:span></text:p>
          <text:p text:style-name="P2"><text:span text:style-name="T3">&lt;#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" draw:text-style-name="P3" draw:layer="layout" svg:x1="2.397cm" svg:y1="4.275cm" svg:x2="2.397cm" svg:y2="5.472cm">
            <text:p/>
          </draw:line>
          <draw:line draw:style-name="gr6" draw:text-style-name="P3" draw:layer="layout" svg:x1="2.397cm" svg:y1="5.472cm" svg:x2="3.54cm" svg:y2="5.472cm">
            <text:p/>
          </draw:line>
        </draw:g>
        <draw:frame draw:style-name="gr7" draw:text-style-name="P4" draw:layer="layout" svg:width="1.116cm" svg:height="0.725cm" svg:x="2.247cm" svg:y="5.625cm">
          <draw:text-box>
            <text:p><text:span text:style-name="T3">2-3</text:span></text:p>
          </draw:text-box>
        </draw:frame>
        <draw:frame draw:style-name="gr7" draw:text-style-name="P4" draw:layer="layout" svg:width="0.739cm" svg:height="0.725cm" svg:x="4.799cm" svg:y="7.401cm">
          <draw:text-box>
            <text:p><text:span text:style-name="T3">n</text:span></text:p>
          </draw:text-box>
        </draw:frame>
        <draw:custom-shape draw:style-name="gr4" draw:text-style-name="P2" draw:layer="layout" svg:width="5.207cm" svg:height="2.913cm" svg:x="11.722cm" svg:y="7.196cm">
          <text:p text:style-name="P2"><text:span text:style-name="T1">ContextNode</text:span></text:p>
          <text:p text:style-name="P2"><text:span text:style-name="T4">XDIAddress </text:span><text:span text:style-name="T5">XDIaddress</text:span></text:p>
          <text:p text:style-name="P2"><text:span text:style-name="T4">XDIArc </text:span><text:span text:style-name="T5">XDIa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8.366cm" svg:height="2.132cm" svg:x="18.215cm" svg:y="5.963cm">
          <text:p text:style-name="P2"><text:span text:style-name="T1">Relation</text:span></text:p>
          <text:p text:style-name="P2"><text:span text:style-name="T4">XDIAddress XDI</text:span><text:span text:style-name="T5">address</text:span></text:p>
          <text:p text:style-name="P2"><text:span text:style-name="T4">XDIAddress </text:span><text:span text:style-name="T5">targetContextNodeXDI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8.366cm" svg:height="1.651cm" svg:x="18.215cm" svg:y="8.458cm">
          <text:p text:style-name="P2"><text:span text:style-name="T1">Literal</text:span></text:p>
          <text:p text:style-name="P2"><text:span text:style-name="T4">JSONValue </text:span><text:span text:style-name="T5">literal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207cm" svg:height="1.27cm" svg:x="11.722cm" svg:y="2.978cm">
          <text:p text:style-name="P2"><text:span text:style-name="T1">Grap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draw:layer="layout" svg:width="8.366cm" svg:height="2.621cm" svg:x="18.215cm" svg:y="2.978cm">
          <text:p text:style-name="P2"><text:span text:style-name="T1">Statement</text:span></text:p>
          <text:p text:style-name="P2"><text:span text:style-name="T4">XDIAddress </text:span><text:span text:style-name="T5">subject</text:span></text:p>
          <text:p text:style-name="P2"><text:span text:style-name="T4">XDIAddress </text:span><text:span text:style-name="T5">predicate</text:span></text:p>
          <text:p text:style-name="P2"><text:span text:style-name="T4">XDIAddress/XDIArc/JSONValue </text:span><text:span text:style-name="T5">object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2.838cm" svg:y1="4.275cm" svg:x2="12.865cm" svg:y2="7.196cm">
          <text:p/>
        </draw:line>
        <draw:frame draw:style-name="gr7" draw:text-style-name="P4" draw:layer="layout" svg:width="0.739cm" svg:height="0.725cm" svg:x="12.076cm" svg:y="6.396cm">
          <draw:text-box>
            <text:p><text:span text:style-name="T3">n</text:span></text:p>
          </draw:text-box>
        </draw:frame>
        <draw:line draw:style-name="gr6" draw:text-style-name="P3" draw:layer="layout" svg:x1="16.929cm" svg:y1="3.44cm" svg:x2="18.199cm" svg:y2="3.44cm">
          <text:p/>
        </draw:line>
        <draw:frame draw:style-name="gr7" draw:text-style-name="P4" draw:layer="layout" svg:width="0.739cm" svg:height="0.725cm" svg:x="17.349cm" svg:y="3.588cm">
          <draw:text-box>
            <text:p><text:span text:style-name="T3">n</text:span></text:p>
          </draw:text-box>
        </draw:frame>
        <draw:g>
          <draw:line draw:style-name="gr6" draw:text-style-name="P3" draw:layer="layout" svg:x1="14.605cm" svg:y1="6.142cm" svg:x2="14.605cm" svg:y2="7.158cm">
            <text:p/>
          </draw:line>
          <draw:line draw:style-name="gr5" draw:text-style-name="P3" draw:layer="layout" svg:x1="13.862cm" svg:y1="7.158cm" svg:x2="13.862cm" svg:y2="6.142cm">
            <text:p/>
          </draw:line>
          <draw:line draw:style-name="gr5" draw:text-style-name="P3" draw:layer="layout" svg:x1="13.843cm" svg:y1="6.142cm" svg:x2="14.605cm" svg:y2="6.142cm">
            <text:p/>
          </draw:line>
        </draw:g>
        <draw:frame draw:style-name="gr7" draw:text-style-name="P4" draw:layer="layout" svg:width="0.739cm" svg:height="0.725cm" svg:x="14.65cm" svg:y="6.489cm">
          <draw:text-box>
            <text:p><text:span text:style-name="T3">n</text:span></text:p>
          </draw:text-box>
        </draw:frame>
        <draw:custom-shape draw:style-name="gr8" draw:text-style-name="P2" draw:layer="layout" svg:width="2.94cm" svg:height="1.27cm" svg:x="7.985cm" svg:y="2.959cm">
          <text:p text:style-name="P2"><text:span text:style-name="T1">JSONValue</text:span></text:p>
          <text:p text:style-name="P2"><text:span text:style-name="T6">“</text:span><text:span text:style-name="T6">Markus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5.621cm" svg:height="1.361cm" svg:x="11.287cm" svg:y="1.004cm">
          <draw:text-box>
            <text:p text:style-name="P5"><text:span text:style-name="T1">Graph Model – xdi2.core</text:span></text:p>
            <text:p text:style-name="P5"><text:span text:style-name="T2">(Basic graph elements that must be stored and processed)</text:span></text:p>
          </draw:text-box>
        </draw:frame>
        <draw:frame draw:style-name="gr10" draw:text-style-name="P5" draw:layer="layout" svg:width="15.526cm" svg:height="1.429cm" svg:x="11.414cm" svg:y="19.161cm">
          <draw:text-box>
            <text:p text:style-name="P5"><text:span text:style-name="T1">Context Node Types – xdi2.core.features.nodetypes</text:span></text:p>
            <text:p text:style-name="P5"><text:span text:style-name="T2">(Roots, entities,attributes, etc.)</text:span></text:p>
          </draw:text-box>
        </draw:frame>
        <draw:custom-shape draw:style-name="gr8" draw:text-style-name="P2" draw:layer="layout" svg:width="14.886cm" svg:height="1.27cm" svg:x="11.695cm" svg:y="10.86cm">
          <text:p text:style-name="P2"><text:span text:style-name="T1">XdiRoot</text:span></text:p>
          <text:p text:style-name="P2"><text:span text:style-name="T4">XdiCommonRoot, XdiPeerRoot, XdiInnerRoo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.859cm" svg:height="1.27cm" svg:x="11.695cm" svg:y="14.05cm">
          <text:p text:style-name="P2"><text:span text:style-name="T1">XdiEntity</text:span></text:p>
          <text:p text:style-name="P2"><text:span text:style-name="T4">XdiEntitySingleton, XdiEntityMember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715cm" svg:y1="3.567cm" svg:x2="7.985cm" svg:y2="3.567cm">
          <text:p/>
        </draw:line>
        <draw:frame draw:style-name="gr7" draw:text-style-name="P4" draw:layer="layout" svg:width="1.116cm" svg:height="0.725cm" svg:x="6.723cm" svg:y="3.729cm">
          <draw:text-box>
            <text:p><text:span text:style-name="T3">0-1</text:span></text:p>
          </draw:text-box>
        </draw:frame>
        <draw:line draw:style-name="gr6" draw:text-style-name="P3" draw:layer="layout" svg:x1="16.929cm" svg:y1="8.694cm" svg:x2="18.199cm" svg:y2="8.728cm">
          <text:p/>
        </draw:line>
        <draw:frame draw:style-name="gr7" draw:text-style-name="P4" draw:layer="layout" svg:width="1.116cm" svg:height="0.725cm" svg:x="17.05cm" svg:y="8.889cm">
          <draw:text-box>
            <text:p><text:span text:style-name="T3">0-1</text:span></text:p>
          </draw:text-box>
        </draw:frame>
        <draw:frame draw:style-name="gr7" draw:text-style-name="P4" draw:layer="layout" svg:width="0.739cm" svg:height="0.725cm" svg:x="17.351cm" svg:y="7.59cm">
          <draw:text-box>
            <text:p><text:span text:style-name="T3">n</text:span></text:p>
          </draw:text-box>
        </draw:frame>
        <draw:line draw:style-name="gr6" draw:text-style-name="P3" draw:layer="layout" svg:x1="16.929cm" svg:y1="7.399cm" svg:x2="18.199cm" svg:y2="7.433cm">
          <text:p/>
        </draw:line>
        <draw:g>
          <draw:line draw:style-name="gr5" draw:text-style-name="P3" draw:layer="layout" svg:x1="4.497cm" svg:y1="6.104cm" svg:x2="4.497cm" svg:y2="7.25cm">
            <text:p/>
          </draw:line>
          <draw:line draw:style-name="gr6" draw:text-style-name="P3" draw:layer="layout" svg:x1="4.497cm" svg:y1="7.25cm" svg:x2="5.64cm" svg:y2="7.25cm">
            <text:p/>
          </draw:line>
        </draw:g>
        <draw:custom-shape draw:style-name="gr8" draw:text-style-name="P2" draw:layer="layout" svg:width="9.425cm" svg:height="1.27cm" svg:x="1.454cm" svg:y="8.847cm">
          <text:p text:style-name="P2"><text:span text:style-name="T1">CloudName, CloudNumber</text:span></text:p>
          <text:p text:style-name="P2"><text:span text:style-name="T3">XDIAddress </text:span><text:span text:style-name="T7">XDIaddres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4.859cm" svg:height="1.27cm" svg:x="11.695cm" svg:y="15.644cm">
          <text:p text:style-name="P2"><text:span text:style-name="T1">XdiAttribute</text:span></text:p>
          <text:p text:style-name="P2"><text:span text:style-name="T4">XdiAttributeSingleton, XdiAttributeMemb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4.859cm" svg:height="1.27cm" svg:x="11.695cm" svg:y="12.455cm">
          <text:p text:style-name="P2"><text:span text:style-name="T1">XdiCollection</text:span></text:p>
          <text:p text:style-name="P2"><text:span text:style-name="T4">XdiEntityCollection, XdiAttributeCollection, XdiVariable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946cm" svg:height="1.27cm" svg:x="23.608cm" svg:y="17.237cm">
          <text:p text:style-name="P2"><text:span text:style-name="T1">XdiValu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5.94cm" svg:height="8.382cm" svg:x="1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cm" svg:y1="10.525cm" svg:x2="11.287cm" svg:y2="10.525cm">
          <text:p/>
        </draw:line>
        <draw:custom-shape draw:style-name="gr11" draw:text-style-name="P3" draw:layer="layout" svg:width="25.94cm" svg:height="16.383cm" svg:x="1cm" svg:y="2.5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425cm" svg:height="2.713cm" svg:x="1.454cm" svg:y="14.166cm">
          <text:p text:style-name="P2"><text:span text:style-name="T1">LinkContract</text:span></text:p>
          <text:p text:style-name="P2"><text:span text:style-name="T4">RootLinkContract, PublicLinkContract, </text:span></text:p>
          <text:p text:style-name="P2"><text:span text:style-name="T4">RequesterLinkContract, CommunityLinkContract</text:span></text:p>
          <text:p text:style-name="P2"><text:span text:style-name="T4">GenericLink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9.425cm" svg:height="1.27cm" svg:x="1.454cm" svg:y="17.237cm">
          <text:p text:style-name="P2"><text:span text:style-name="T1">LinkContractTemplat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425cm" svg:height="1.27cm" svg:x="1.454cm" svg:y="10.906cm">
          <text:p text:style-name="P2"><text:span text:style-name="T1">Signature</text:span></text:p>
          <text:p text:style-name="P2"><text:span text:style-name="T4">KeyPairSignature, SymmetricKeySignatur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9.398cm" svg:height="1.27cm" svg:x="1.481cm" svg:y="12.536cm">
          <text:p text:style-name="P2"><text:span text:style-name="T1">Policy</text:span></text:p>
          <text:p text:style-name="P2"><text:span text:style-name="T4">Operator, Condition, PolicyEvaluationCon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1.53cm" svg:height="1.27cm" svg:x="11.695cm" svg:y="17.237cm">
          <text:p text:style-name="P2"><text:span text:style-name="T1">XdiVariable</text:span></text:p>
          <text:p text:style-name="P2"><text:span text:style-name="T4">XdiVariableSingleton, XdiVariableMe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1.287cm" svg:y1="18.907cm" svg:x2="11.287cm" svg:y2="2.524cm">
          <text:p/>
        </draw:line>
        <draw:custom-shape draw:style-name="gr13" draw:text-style-name="P3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3" draw:layer="layout" svg:width="1.651cm" svg:height="0.126cm" svg:x="13.446cm" svg:y="10.46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3.954cm" svg:y1="10.271cm" svg:x2="13.954cm" svg:y2="10.779cm">
            <text:p/>
          </draw:line>
          <draw:line draw:style-name="gr15" draw:text-style-name="P3" draw:layer="layout" svg:x1="14.272cm" svg:y1="10.271cm" svg:x2="14.272cm" svg:y2="10.779cm">
            <text:p/>
          </draw:line>
          <draw:line draw:style-name="gr15" draw:text-style-name="P3" draw:layer="layout" svg:x1="14.589cm" svg:y1="10.271cm" svg:x2="14.589cm" svg:y2="10.779cm">
            <text:p/>
          </draw:line>
        </draw:g>
        <draw:g>
          <draw:custom-shape draw:style-name="gr14" draw:text-style-name="P3" draw:layer="layout" svg:width="1.651cm" svg:height="0.126cm" draw:transform="rotate (-1.5707963267949) translate (11.361cm 13.866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551cm" svg:y1="14.374cm" svg:x2="11.043cm" svg:y2="14.374cm">
            <text:p/>
          </draw:line>
          <draw:line draw:style-name="gr15" draw:text-style-name="P3" draw:layer="layout" svg:x1="11.551cm" svg:y1="14.692cm" svg:x2="11.043cm" svg:y2="14.692cm">
            <text:p/>
          </draw:line>
          <draw:line draw:style-name="gr15" draw:text-style-name="P3" draw:layer="layout" svg:x1="11.551cm" svg:y1="15.009cm" svg:x2="11.043cm" svg:y2="15.009cm">
            <text:p/>
          </draw:line>
        </draw:g>
        <draw:g>
          <draw:custom-shape draw:style-name="gr14" draw:text-style-name="P3" draw:layer="layout" svg:width="1.651cm" svg:height="0.126cm" draw:transform="rotate (1.5707963267949) translate (11.234cm 6.276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044cm" svg:y1="5.768cm" svg:x2="11.552cm" svg:y2="5.768cm">
            <text:p/>
          </draw:line>
          <draw:line draw:style-name="gr15" draw:text-style-name="P3" draw:layer="layout" svg:x1="11.044cm" svg:y1="5.45cm" svg:x2="11.552cm" svg:y2="5.45cm">
            <text:p/>
          </draw:line>
          <draw:line draw:style-name="gr15" draw:text-style-name="P3" draw:layer="layout" svg:x1="11.044cm" svg:y1="5.133cm" svg:x2="11.552cm" svg:y2="5.133cm">
            <text:p/>
          </draw:line>
        </draw:g>
        <draw:g>
          <draw:custom-shape draw:style-name="gr14" draw:text-style-name="P3" draw:layer="layout" svg:width="1.651cm" svg:height="0.126cm" draw:transform="rotate (-1.5707963267949) translate (11.362cm 17.00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552cm" svg:y1="17.51cm" svg:x2="11.044cm" svg:y2="17.51cm">
            <text:p/>
          </draw:line>
          <draw:line draw:style-name="gr15" draw:text-style-name="P3" draw:layer="layout" svg:x1="11.552cm" svg:y1="17.828cm" svg:x2="11.044cm" svg:y2="17.828cm">
            <text:p/>
          </draw:line>
          <draw:line draw:style-name="gr15" draw:text-style-name="P3" draw:layer="layout" svg:x1="11.552cm" svg:y1="18.145cm" svg:x2="11.044cm" svg:y2="18.145cm">
            <text:p/>
          </draw:line>
        </draw:g>
        <draw:g>
          <draw:custom-shape draw:style-name="gr14" draw:text-style-name="P3" draw:layer="layout" svg:width="2.159cm" svg:height="0.164cm" draw:transform="rotate (1.5707963267949) translate (11.215cm 8.1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044cm" svg:y1="7.604cm" svg:x2="11.552cm" svg:y2="7.604cm">
            <text:p/>
          </draw:line>
          <draw:line draw:style-name="gr15" draw:text-style-name="P3" draw:layer="layout" svg:x1="11.044cm" svg:y1="7.286cm" svg:x2="11.552cm" svg:y2="7.286cm">
            <text:p/>
          </draw:line>
          <draw:line draw:style-name="gr15" draw:text-style-name="P3" draw:layer="layout" svg:x1="11.044cm" svg:y1="6.969cm" svg:x2="11.552cm" svg:y2="6.969cm">
            <text:p/>
          </draw:line>
        </draw:g>
        <draw:g>
          <draw:custom-shape draw:style-name="gr14" draw:text-style-name="P3" draw:layer="layout" svg:width="1.651cm" svg:height="0.126cm" draw:transform="rotate (-1.5707963267949) translate (11.362cm 12.266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552cm" svg:y1="12.774cm" svg:x2="11.044cm" svg:y2="12.774cm">
            <text:p/>
          </draw:line>
          <draw:line draw:style-name="gr15" draw:text-style-name="P3" draw:layer="layout" svg:x1="11.552cm" svg:y1="13.092cm" svg:x2="11.044cm" svg:y2="13.092cm">
            <text:p/>
          </draw:line>
          <draw:line draw:style-name="gr15" draw:text-style-name="P3" draw:layer="layout" svg:x1="11.552cm" svg:y1="13.409cm" svg:x2="11.044cm" svg:y2="13.40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.051cm" svg:stroke-linecap="round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5T10:24:04.406858888</meta:creation-date>
    <dc:date>2014-08-25T12:02:06.465973851</dc:date>
    <meta:editing-duration>PT1H6M54S</meta:editing-duration>
    <meta:editing-cycles>15</meta:editing-cycles>
    <meta:generator>LibreOffice/4.2.5.2$Linux_X86_64 LibreOffice_project/420m0$Build-2</meta:generator>
    <meta:document-statistic meta:object-count="82"/>
  </office:meta>
</office:document-meta>
</file>